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style:writing-mode="page"/>
    </style:style>
    <style:style style:name="Customers" style:family="table">
      <style:table-properties style:width="17cm" table:align="margins"/>
    </style:style>
    <style:style style:name="Customers.A" style:family="table-column">
      <style:table-column-properties style:column-width="4.249cm" style:rel-column-width="2409*"/>
    </style:style>
    <style:style style:name="Customers.B" style:family="table-column">
      <style:table-column-properties style:column-width="4.251cm" style:rel-column-width="2410*"/>
    </style:style>
    <style:style style:name="Customers.A1" style:family="table-cell">
      <style:table-cell-properties style:writing-mode="page"/>
    </style:style>
    <style:style style:name="Employees" style:family="table">
      <style:table-properties style:width="17cm" table:align="margins"/>
    </style:style>
    <style:style style:name="Employees.A" style:family="table-column">
      <style:table-column-properties style:column-width="4.251cm" style:rel-column-width="16383*"/>
    </style:style>
    <style:style style:name="Employees.A1" style:family="table-cell">
      <style:table-cell-properties style:writing-mode="page"/>
    </style:style>
    <style:style style:name="Owners" style:family="table">
      <style:table-properties style:width="17cm" table:align="margins"/>
    </style:style>
    <style:style style:name="Owners.A" style:family="table-column">
      <style:table-column-properties style:column-width="4.251cm" style:rel-column-width="16383*"/>
    </style:style>
    <style:style style:name="Owners.A1" style:family="table-cell">
      <style:table-cell-properties style:writing-mode="page"/>
    </style:style>
    <style:style style:name="key-performance-indicators" style:family="table">
      <style:table-properties style:width="17cm" table:align="margins"/>
    </style:style>
    <style:style style:name="key-performance-indicators.A" style:family="table-column">
      <style:table-column-properties style:column-width="8.5cm" style:rel-column-width="32767*"/>
    </style:style>
    <style:style style:name="key-performance-indicators.A1" style:family="table-cell">
      <style:table-cell-properties style:writing-mode="page"/>
    </style:style>
    <style:style style:name="P1" style:family="paragraph" style:parent-style-name="Title">
      <style:text-properties officeooo:rsid="000a8b9e" officeooo:paragraph-rsid="000a8b9e"/>
    </style:style>
    <style:style style:name="P2" style:family="paragraph" style:parent-style-name="Contents_20_Heading">
      <style:text-properties officeooo:rsid="000a8b9e" officeooo:paragraph-rsid="000a8b9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officeooo:rsid="000a8b9e" officeooo:paragraph-rsid="000a8b9e"/>
    </style:style>
    <style:style style:name="P9" style:family="paragraph" style:parent-style-name="Heading_20_2">
      <style:text-properties officeooo:rsid="000a8b9e" officeooo:paragraph-rsid="000a8b9e"/>
    </style:style>
    <style:style style:name="P10" style:family="paragraph" style:parent-style-name="Heading_20_2">
      <style:text-properties officeooo:paragraph-rsid="000a8b9e"/>
    </style:style>
    <style:style style:name="P11" style:family="paragraph" style:parent-style-name="Table_20_Contents">
      <style:text-properties officeooo:paragraph-rsid="000a8b9e"/>
    </style:style>
    <style:style style:name="P12" style:family="paragraph" style:parent-style-name="Standard">
      <style:text-properties officeooo:paragraph-rsid="000a8b9e"/>
    </style:style>
    <style:style style:name="P13" style:family="paragraph" style:parent-style-name="Heading_20_1">
      <style:paragraph-properties fo:break-before="page"/>
      <style:text-properties officeooo:rsid="000b088d" officeooo:paragraph-rsid="000b088d"/>
    </style:style>
    <style:style style:name="P14" style:family="paragraph" style:parent-style-name="Heading_20_2">
      <style:text-properties officeooo:rsid="000a8b9e" officeooo:paragraph-rsid="000b088d"/>
    </style:style>
    <style:style style:name="P15" style:family="paragraph" style:parent-style-name="Heading_20_3">
      <style:paragraph-properties fo:text-align="center" style:justify-single-word="false"/>
    </style:style>
    <style:style style:name="P16" style:family="paragraph" style:parent-style-name="Heading_20_3">
      <style:paragraph-properties fo:text-align="center" style:justify-single-word="false"/>
      <style:text-properties officeooo:rsid="000b088d" officeooo:paragraph-rsid="000b088d"/>
    </style:style>
    <style:style style:name="P17" style:family="paragraph" style:parent-style-name="Text_20_body">
      <style:text-properties officeooo:paragraph-rsid="000b088d"/>
    </style:style>
    <style:style style:name="P18" style:family="paragraph" style:parent-style-name="Heading_20_1">
      <style:paragraph-properties fo:break-before="page"/>
      <style:text-properties officeooo:rsid="000b2c15" officeooo:paragraph-rsid="000b2c15"/>
    </style:style>
    <style:style style:name="P19" style:family="paragraph" style:parent-style-name="Heading_20_2">
      <style:text-properties officeooo:rsid="000b2c15" officeooo:paragraph-rsid="000b2c15"/>
    </style:style>
    <style:style style:name="P20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Text_20_body">
      <style:text-properties officeooo:paragraph-rsid="000b2c15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officeooo:rsid="000ba48d" officeooo:paragraph-rsid="000ba48d"/>
    </style:style>
    <style:style style:name="P24" style:family="paragraph" style:parent-style-name="Heading_20_2">
      <style:text-properties officeooo:rsid="000bfc06" officeooo:paragraph-rsid="000bfc06"/>
    </style:style>
    <style:style style:name="P25" style:family="paragraph" style:parent-style-name="Heading_20_2">
      <style:text-properties officeooo:rsid="000ba48d" officeooo:paragraph-rsid="000bfc06"/>
    </style:style>
    <style:style style:name="P26" style:family="paragraph" style:parent-style-name="Heading_20_2">
      <style:text-properties officeooo:paragraph-rsid="000ba48d"/>
    </style:style>
    <style:style style:name="P27" style:family="paragraph" style:parent-style-name="Heading_20_1">
      <style:paragraph-properties fo:break-before="page"/>
      <style:text-properties officeooo:rsid="0034e928" officeooo:paragraph-rsid="000c5951"/>
    </style:style>
    <style:style style:name="P28" style:family="paragraph" style:parent-style-name="Text_20_body">
      <style:text-properties officeooo:rsid="004fe209" officeooo:paragraph-rsid="000c5951"/>
    </style:style>
    <style:style style:name="P29" style:family="paragraph" style:parent-style-name="Heading_20_1">
      <style:paragraph-properties fo:break-before="page"/>
      <style:text-properties officeooo:rsid="000c5951" officeooo:paragraph-rsid="000c5951"/>
    </style:style>
    <style:style style:name="P30" style:family="paragraph" style:parent-style-name="Heading_20_2">
      <style:text-properties officeooo:rsid="000c5951" officeooo:paragraph-rsid="000c5951"/>
    </style:style>
    <style:style style:name="P31" style:family="paragraph" style:parent-style-name="Heading_20_2">
      <style:text-properties officeooo:rsid="000ba48d" officeooo:paragraph-rsid="000c5951"/>
    </style:style>
    <style:style style:name="P32" style:family="paragraph" style:parent-style-name="Heading_20_2">
      <style:text-properties officeooo:paragraph-rsid="000c5951"/>
    </style:style>
    <style:style style:name="P33" style:family="paragraph" style:parent-style-name="Heading_20_1">
      <style:paragraph-properties fo:break-before="page"/>
      <style:text-properties officeooo:rsid="000c908b" officeooo:paragraph-rsid="000c908b"/>
    </style:style>
    <style:style style:name="P34" style:family="paragraph" style:parent-style-name="Standard">
      <style:text-properties officeooo:paragraph-rsid="000c908b"/>
    </style:style>
    <style:style style:name="P35" style:family="paragraph" style:parent-style-name="Standard" style:list-style-name="L1">
      <style:text-properties officeooo:paragraph-rsid="000c908b"/>
    </style:style>
    <style:style style:name="P36" style:family="paragraph" style:parent-style-name="Standard" style:list-style-name="L1">
      <style:text-properties officeooo:rsid="00817dcf" officeooo:paragraph-rsid="000c908b"/>
    </style:style>
    <style:style style:name="P37" style:family="paragraph" style:parent-style-name="Heading_20_2">
      <style:text-properties officeooo:rsid="001e0fd9" officeooo:paragraph-rsid="000c908b"/>
    </style:style>
    <style:style style:name="P38" style:family="paragraph" style:parent-style-name="Heading_20_2">
      <style:text-properties officeooo:rsid="00817dcf" officeooo:paragraph-rsid="000c908b"/>
    </style:style>
    <style:style style:name="P39" style:family="paragraph" style:parent-style-name="Heading_20_2">
      <style:text-properties officeooo:rsid="0083d184" officeooo:paragraph-rsid="000c908b"/>
    </style:style>
    <style:style style:name="P40" style:family="paragraph" style:parent-style-name="Heading_20_2">
      <style:text-properties officeooo:rsid="0054d210" officeooo:paragraph-rsid="000c908b"/>
    </style:style>
    <style:style style:name="P41" style:family="paragraph" style:parent-style-name="Heading_20_2">
      <style:text-properties officeooo:rsid="0055b42b" officeooo:paragraph-rsid="000c908b"/>
    </style:style>
    <style:style style:name="P42" style:family="paragraph" style:parent-style-name="Heading_20_2">
      <style:text-properties officeooo:rsid="0058814d" officeooo:paragraph-rsid="000c908b"/>
    </style:style>
    <style:style style:name="P43" style:family="paragraph" style:parent-style-name="Heading_20_2">
      <style:text-properties officeooo:rsid="000c908b" officeooo:paragraph-rsid="000c908b"/>
    </style:style>
    <style:style style:name="P44" style:family="paragraph" style:parent-style-name="Heading_20_2">
      <style:text-properties officeooo:rsid="000ba48d" officeooo:paragraph-rsid="000c908b"/>
    </style:style>
    <style:style style:name="P45" style:family="paragraph" style:parent-style-name="Heading_20_2">
      <style:text-properties officeooo:paragraph-rsid="000c908b"/>
    </style:style>
    <style:style style:name="P46" style:family="paragraph" style:parent-style-name="Heading_20_1">
      <style:paragraph-properties fo:break-before="page"/>
      <style:text-properties officeooo:paragraph-rsid="000c908b"/>
    </style:style>
    <style:style style:name="P47" style:family="paragraph" style:parent-style-name="Text_20_body">
      <style:text-properties officeooo:rsid="0038e308" officeooo:paragraph-rsid="000c908b"/>
    </style:style>
    <style:style style:name="P48" style:family="paragraph" style:parent-style-name="Heading_20_3">
      <style:text-properties officeooo:rsid="000c908b" officeooo:paragraph-rsid="000c908b"/>
    </style:style>
    <style:style style:name="P49" style:family="paragraph" style:parent-style-name="Heading_20_4">
      <style:text-properties officeooo:rsid="000c908b" officeooo:paragraph-rsid="000c908b"/>
    </style:style>
    <style:style style:name="P50" style:family="paragraph" style:parent-style-name="Standard" style:list-style-name="L2">
      <style:text-properties officeooo:paragraph-rsid="000c908b"/>
    </style:style>
    <style:style style:name="P51" style:family="paragraph" style:parent-style-name="Standard" style:list-style-name="L2">
      <style:text-properties officeooo:rsid="002c5420" officeooo:paragraph-rsid="000c908b"/>
    </style:style>
    <style:style style:name="P52" style:family="paragraph" style:parent-style-name="Standard" style:list-style-name="L3">
      <style:text-properties officeooo:rsid="002c5420" officeooo:paragraph-rsid="000c908b"/>
    </style:style>
    <style:style style:name="P53" style:family="paragraph" style:parent-style-name="Standard" style:list-style-name="L3">
      <style:text-properties officeooo:rsid="006debb8" officeooo:paragraph-rsid="000c908b"/>
    </style:style>
    <style:style style:name="P54" style:family="paragraph" style:parent-style-name="Standard" style:list-style-name="L4">
      <style:text-properties officeooo:rsid="002c5420" officeooo:paragraph-rsid="000c908b"/>
    </style:style>
    <style:style style:name="P55" style:family="paragraph" style:parent-style-name="Standard" style:list-style-name="L5">
      <style:text-properties officeooo:rsid="002c5420" officeooo:paragraph-rsid="000c908b"/>
    </style:style>
    <style:style style:name="P56" style:family="paragraph" style:parent-style-name="Heading_20_2">
      <style:text-properties officeooo:rsid="003d80c9" officeooo:paragraph-rsid="000c908b"/>
    </style:style>
    <style:style style:name="P57" style:family="paragraph" style:parent-style-name="Heading_20_3">
      <style:text-properties officeooo:rsid="0052387e" officeooo:paragraph-rsid="000c908b"/>
    </style:style>
    <style:style style:name="P58" style:family="paragraph" style:parent-style-name="Heading_20_3">
      <style:text-properties officeooo:rsid="00419421" officeooo:paragraph-rsid="000c908b"/>
    </style:style>
    <style:style style:name="T1" style:family="text">
      <style:text-properties officeooo:rsid="000a8b9e"/>
    </style:style>
    <style:style style:name="T2" style:family="text">
      <style:text-properties officeooo:rsid="000ba48d"/>
    </style:style>
    <style:style style:name="T3" style:family="text">
      <style:text-properties officeooo:rsid="000bfc06"/>
    </style:style>
    <style:style style:name="T4" style:family="text">
      <style:text-properties officeooo:rsid="00725556"/>
    </style:style>
    <style:style style:name="T5" style:family="text">
      <style:text-properties officeooo:rsid="004fe209"/>
    </style:style>
    <style:style style:name="T6" style:family="text">
      <style:text-properties officeooo:rsid="006ef03f"/>
    </style:style>
    <style:style style:name="T7" style:family="text">
      <style:text-properties fo:font-weight="bold" officeooo:rsid="006ef03f" style:font-weight-asian="bold" style:font-weight-complex="bold"/>
    </style:style>
    <style:style style:name="T8" style:family="text">
      <style:text-properties fo:font-weight="bold" officeooo:rsid="004fe209" style:font-weight-asian="bold" style:font-weight-complex="bold"/>
    </style:style>
    <style:style style:name="T9" style:family="text">
      <style:text-properties officeooo:rsid="000c5951"/>
    </style:style>
    <style:style style:name="T10" style:family="text">
      <style:text-properties officeooo:rsid="000c908b"/>
    </style:style>
    <style:style style:name="T11" style:family="text">
      <style:text-properties officeooo:rsid="002c5420"/>
    </style:style>
    <style:style style:name="T12" style:family="text">
      <style:text-properties officeooo:rsid="006ed547"/>
    </style:style>
    <style:style style:name="T13" style:family="text">
      <style:text-properties officeooo:rsid="003b8594"/>
    </style:style>
    <style:style style:name="T14" style:family="text">
      <style:text-properties officeooo:rsid="0053b1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ny Name</text:p>
      <text:p text:style-name="P2">This is Task 1a of {company name} – Project Proposal</text:p>
      <text:table-of-content text:style-name="Sect1" text:protected="true" text:name="Table of Contents1">
        <text:table-of-content-source text:outline-level="10">
          <text:index-title-template text:style-name="">{company name} - Table of Contents</text:index-title-template>
          <text:table-of-content-entry-template text:outline-level="1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{company name} - Table of Contents</text:p>
          </text:index-title>
          <text:p text:style-name="P4"><text:a xlink:type="simple" xlink:href="#__RefHeading___Toc2723_2695236162" text:style-name="Index_20_Link" text:visited-style-name="Index_20_Link">The Business Context<text:tab/>4</text:a></text:p>
          <text:p text:style-name="P4"><text:a xlink:type="simple" xlink:href="#__RefHeading___Toc2725_2695236162" text:style-name="Index_20_Link" text:visited-style-name="Index_20_Link">User Stories<text:tab/>5</text:a></text:p>
          <text:p text:style-name="P5"><text:a xlink:type="simple" xlink:href="#__RefHeading___Toc2727_2695236162" text:style-name="Index_20_Link" text:visited-style-name="Index_20_Link">Customer<text:tab/>5</text:a></text:p>
          <text:p text:style-name="P5"><text:a xlink:type="simple" xlink:href="#__RefHeading___Toc2729_2695236162" text:style-name="Index_20_Link" text:visited-style-name="Index_20_Link">Employees<text:tab/>5</text:a></text:p>
          <text:p text:style-name="P5"><text:a xlink:type="simple" xlink:href="#__RefHeading___Toc2731_2695236162" text:style-name="Index_20_Link" text:visited-style-name="Index_20_Link">Owners<text:tab/>5</text:a></text:p>
          <text:p text:style-name="P4"><text:a xlink:type="simple" xlink:href="#__RefHeading___Toc2864_2695236162" text:style-name="Index_20_Link" text:visited-style-name="Index_20_Link">Empathy Maps<text:tab/>6</text:a></text:p>
          <text:p text:style-name="P5"><text:a xlink:type="simple" xlink:href="#__RefHeading___Toc2731_2695236162%20Copy%201" text:style-name="Index_20_Link" text:visited-style-name="Index_20_Link">Customer<text:tab/>6</text:a></text:p>
          <text:p text:style-name="P6"><text:a xlink:type="simple" xlink:href="#__RefHeading___Toc3804_2695236162" text:style-name="Index_20_Link" text:visited-style-name="Index_20_Link">Thinks<text:tab/>6</text:a></text:p>
          <text:p text:style-name="P6"><text:a xlink:type="simple" xlink:href="#__RefHeading___Toc3806_2695236162" text:style-name="Index_20_Link" text:visited-style-name="Index_20_Link">Says<text:tab/>6</text:a></text:p>
          <text:p text:style-name="P6"><text:a xlink:type="simple" xlink:href="#__RefHeading___Toc3808_2695236162" text:style-name="Index_20_Link" text:visited-style-name="Index_20_Link">Does<text:tab/>6</text:a></text:p>
          <text:p text:style-name="P6"><text:a xlink:type="simple" xlink:href="#__RefHeading___Toc3810_2695236162" text:style-name="Index_20_Link" text:visited-style-name="Index_20_Link">Feels<text:tab/>6</text:a></text:p>
          <text:p text:style-name="P5"><text:a xlink:type="simple" xlink:href="#__RefHeading___Toc3960_2695236162" text:style-name="Index_20_Link" text:visited-style-name="Index_20_Link">Employees<text:tab/>6</text:a></text:p>
          <text:p text:style-name="P6"><text:a xlink:type="simple" xlink:href="#__RefHeading___Toc3962_2695236162" text:style-name="Index_20_Link" text:visited-style-name="Index_20_Link">Thinks<text:tab/>6</text:a></text:p>
          <text:p text:style-name="P6"><text:a xlink:type="simple" xlink:href="#__RefHeading___Toc3964_2695236162" text:style-name="Index_20_Link" text:visited-style-name="Index_20_Link">Says<text:tab/>6</text:a></text:p>
          <text:p text:style-name="P6"><text:a xlink:type="simple" xlink:href="#__RefHeading___Toc3966_2695236162" text:style-name="Index_20_Link" text:visited-style-name="Index_20_Link">Does<text:tab/>6</text:a></text:p>
          <text:p text:style-name="P6"><text:a xlink:type="simple" xlink:href="#__RefHeading___Toc3968_2695236162" text:style-name="Index_20_Link" text:visited-style-name="Index_20_Link">Feels<text:tab/>6</text:a></text:p>
          <text:p text:style-name="P5"><text:a xlink:type="simple" xlink:href="#__RefHeading___Toc3970_2695236162" text:style-name="Index_20_Link" text:visited-style-name="Index_20_Link">Owners<text:tab/>6</text:a></text:p>
          <text:p text:style-name="P6"><text:a xlink:type="simple" xlink:href="#__RefHeading___Toc3972_2695236162" text:style-name="Index_20_Link" text:visited-style-name="Index_20_Link">Thinks<text:tab/>6</text:a></text:p>
          <text:p text:style-name="P6"><text:a xlink:type="simple" xlink:href="#__RefHeading___Toc3974_2695236162" text:style-name="Index_20_Link" text:visited-style-name="Index_20_Link">Says<text:tab/>6</text:a></text:p>
          <text:p text:style-name="P6"><text:a xlink:type="simple" xlink:href="#__RefHeading___Toc3976_2695236162" text:style-name="Index_20_Link" text:visited-style-name="Index_20_Link">Does<text:tab/>6</text:a></text:p>
          <text:p text:style-name="P6"><text:a xlink:type="simple" xlink:href="#__RefHeading___Toc3978_2695236162" text:style-name="Index_20_Link" text:visited-style-name="Index_20_Link">Feels<text:tab/>6</text:a></text:p>
          <text:p text:style-name="P4"><text:a xlink:type="simple" xlink:href="#__RefHeading___Toc4912_2695236162" text:style-name="Index_20_Link" text:visited-style-name="Index_20_Link">Functional and Non-functional Requirements<text:tab/>7</text:a></text:p>
          <text:p text:style-name="P5"><text:a xlink:type="simple" xlink:href="#__RefHeading___Toc4914_2695236162" text:style-name="Index_20_Link" text:visited-style-name="Index_20_Link">Functional Requirements<text:tab/>7</text:a></text:p>
          <text:p text:style-name="P5"><text:a xlink:type="simple" xlink:href="#__RefHeading___Toc4916_2695236162" text:style-name="Index_20_Link" text:visited-style-name="Index_20_Link">Non-functional Requirements<text:tab/>7</text:a></text:p>
          <text:p text:style-name="P4"><text:a xlink:type="simple" xlink:href="#__RefHeading___Toc5862_2695236162" text:style-name="Index_20_Link" text:visited-style-name="Index_20_Link">Key Performance Indicators (KPIs)<text:tab/>8</text:a></text:p>
          <text:p text:style-name="P5"><text:a xlink:type="simple" xlink:href="#__RefHeading___Toc6311_2695236162" text:style-name="Index_20_Link" text:visited-style-name="Index_20_Link">Key Performance Indicator<text:tab/>8</text:a></text:p>
          <text:p text:style-name="P5"><text:a xlink:type="simple" xlink:href="#__RefHeading___Toc6313_2695236162" text:style-name="Index_20_Link" text:visited-style-name="Index_20_Link">Explanation<text:tab/>8</text:a></text:p>
          <text:p text:style-name="P4"><text:a xlink:type="simple" xlink:href="#__RefHeading___Toc14537_2695236162" text:style-name="Index_20_Link" text:visited-style-name="Index_20_Link">User Acceptance Criteria<text:tab/>9</text:a></text:p>
          <text:p text:style-name="P5"><text:a xlink:type="simple" xlink:href="#__RefHeading___Toc14539_2695236162" text:style-name="Index_20_Link" text:visited-style-name="Index_20_Link">Layout<text:tab/>9</text:a></text:p>
          <text:p text:style-name="P5"><text:a xlink:type="simple" xlink:href="#__RefHeading___Toc14541_2695236162" text:style-name="Index_20_Link" text:visited-style-name="Index_20_Link">Navigation Bar<text:tab/>9</text:a></text:p>
          <text:p text:style-name="P5"><text:a xlink:type="simple" xlink:href="#__RefHeading___Toc14543_2695236162" text:style-name="Index_20_Link" text:visited-style-name="Index_20_Link">Page Footer<text:tab/>9</text:a></text:p>
          <text:p text:style-name="P5"><text:a xlink:type="simple" xlink:href="#__RefHeading___Toc14545_2695236162" text:style-name="Index_20_Link" text:visited-style-name="Index_20_Link">Accessibility<text:tab/>9</text:a></text:p>
          <text:p text:style-name="P5"><text:a xlink:type="simple" xlink:href="#__RefHeading___Toc14547_2695236162" text:style-name="Index_20_Link" text:visited-style-name="Index_20_Link">Homepage<text:tab/>9</text:a></text:p>
          <text:p text:style-name="P5"><text:a xlink:type="simple" xlink:href="#__RefHeading___Toc14549_2695236162" text:style-name="Index_20_Link" text:visited-style-name="Index_20_Link">Login/Register Page<text:tab/>9</text:a></text:p>
          <text:p text:style-name="P5"><text:a xlink:type="simple" xlink:href="#__RefHeading___Toc14551_2695236162" text:style-name="Index_20_Link" text:visited-style-name="Index_20_Link">About Us Page<text:tab/>9</text:a></text:p>
          <text:p text:style-name="P5"><text:a xlink:type="simple" xlink:href="#__RefHeading___Toc14553_2695236162" text:style-name="Index_20_Link" text:visited-style-name="Index_20_Link">Legal Policies Pages<text:tab/>9</text:a></text:p>
          <text:p text:style-name="P5"><text:a xlink:type="simple" xlink:href="#__RefHeading___Toc14555_2695236162" text:style-name="Index_20_Link" text:visited-style-name="Index_20_Link">{other pages related to the solution}<text:tab/>9</text:a></text:p>
          <text:p text:style-name="P4"><text:a xlink:type="simple" xlink:href="#__RefHeading___Toc309_3977460230" text:style-name="Index_20_Link" text:visited-style-name="Index_20_Link">Decomposition Diagram<text:tab/>10</text:a></text:p>
          <text:p text:style-name="P4"><text:a xlink:type="simple" xlink:href="#__RefHeading___Toc19129_2695236162" text:style-name="Index_20_Link" text:visited-style-name="Index_20_Link">Decomposition of Potential Problems<text:tab/>11</text:a></text:p>
          <text:p text:style-name="P5"><text:a xlink:type="simple" xlink:href="#__RefHeading___Toc19131_2695236162" text:style-name="Index_20_Link" text:visited-style-name="Index_20_Link">Creating the solution<text:tab/>11</text:a></text:p>
          <text:p text:style-name="P5"><text:a xlink:type="simple" xlink:href="#__RefHeading___Toc19133_2695236162" text:style-name="Index_20_Link" text:visited-style-name="Index_20_Link">Layout<text:tab/>11</text:a></text:p>
          <text:p text:style-name="P5"><text:a xlink:type="simple" xlink:href="#__RefHeading___Toc19135_2695236162" text:style-name="Index_20_Link" text:visited-style-name="Index_20_Link">Homepage<text:tab/>11</text:a></text:p>
          <text:p text:style-name="P5"><text:a xlink:type="simple" xlink:href="#__RefHeading___Toc19137_2695236162" text:style-name="Index_20_Link" text:visited-style-name="Index_20_Link">Accounts<text:tab/>11</text:a></text:p>
          <text:p text:style-name="P5"><text:a xlink:type="simple" xlink:href="#__RefHeading___Toc14555_2695236162%20Copy%201" text:style-name="Index_20_Link" text:visited-style-name="Index_20_Link">{other things related to the solution}<text:tab/>11</text:a></text:p>
          <text:p text:style-name="P5"><text:a xlink:type="simple" xlink:href="#__RefHeading___Toc19139_2695236162" text:style-name="Index_20_Link" text:visited-style-name="Index_20_Link">Legal<text:tab/>11</text:a></text:p>
          <text:p text:style-name="P4"><text:a xlink:type="simple" xlink:href="#__RefHeading___Toc19141_2695236162" text:style-name="Index_20_Link" text:visited-style-name="Index_20_Link">Justification of How Potential Risks Will be Mitigated<text:tab/>12</text:a></text:p>
          <text:p text:style-name="P5"><text:a xlink:type="simple" xlink:href="#__RefHeading___Toc3899_947235283" text:style-name="Index_20_Link" text:visited-style-name="Index_20_Link">Creating the solution<text:tab/>12</text:a></text:p>
          <text:p text:style-name="P5"><text:a xlink:type="simple" xlink:href="#__RefHeading___Toc19143_2695236162" text:style-name="Index_20_Link" text:visited-style-name="Index_20_Link">Accounts<text:tab/>12</text:a></text:p>
          <text:p text:style-name="P5"><text:a xlink:type="simple" xlink:href="#__RefHeading___Toc19145_2695236162" text:style-name="Index_20_Link" text:visited-style-name="Index_20_Link">Layout<text:tab/>12</text:a></text:p>
          <text:p text:style-name="P5"><text:a xlink:type="simple" xlink:href="#__RefHeading___Toc19147_2695236162" text:style-name="Index_20_Link" text:visited-style-name="Index_20_Link">Legal<text:tab/>12</text:a></text:p>
          <text:p text:style-name="P5"><text:a xlink:type="simple" xlink:href="#__RefHeading___Toc19149_2695236162" text:style-name="Index_20_Link" text:visited-style-name="Index_20_Link"><text:soft-page-break/>Man in the Middle Attack<text:tab/>12</text:a></text:p>
          <text:p text:style-name="P5"><text:a xlink:type="simple" xlink:href="#__RefHeading___Toc19151_2695236162" text:style-name="Index_20_Link" text:visited-style-name="Index_20_Link">SQL Injection Attack<text:tab/>12</text:a></text:p>
          <text:p text:style-name="P5"><text:a xlink:type="simple" xlink:href="#__RefHeading___Toc19153_2695236162" text:style-name="Index_20_Link" text:visited-style-name="Index_20_Link">Cross-Site Scripting (XSS)<text:tab/>12</text:a></text:p>
          <text:p text:style-name="P5"><text:a xlink:type="simple" xlink:href="#__RefHeading___Toc19155_2695236162" text:style-name="Index_20_Link" text:visited-style-name="Index_20_Link">Natural Disasters<text:tab/>12</text:a></text:p>
          <text:p text:style-name="P5"><text:a xlink:type="simple" xlink:href="#__RefHeading___Toc19157_2695236162" text:style-name="Index_20_Link" text:visited-style-name="Index_20_Link">Data Breaches<text:tab/>12</text:a></text:p>
          <text:p text:style-name="P6"><text:a xlink:type="simple" xlink:href="#__RefHeading___Toc19159_2695236162" text:style-name="Index_20_Link" text:visited-style-name="Index_20_Link">Computer Misuse Act (CMA)<text:tab/>12</text:a></text:p>
          <text:p text:style-name="P6"><text:a xlink:type="simple" xlink:href="#__RefHeading___Toc19161_2695236162" text:style-name="Index_20_Link" text:visited-style-name="Index_20_Link">General Data Protection Regulation (GDPR)<text:tab/>12</text:a></text:p>
          <text:p text:style-name="P5"><text:a xlink:type="simple" xlink:href="#__RefHeading___Toc19163_2695236162" text:style-name="Index_20_Link" text:visited-style-name="Index_20_Link">Understanding of the Content<text:tab/>12</text:a></text:p>
          <text:p text:style-name="P4"><text:a xlink:type="simple" xlink:href="#__RefHeading___Toc19165_2695236162" text:style-name="Index_20_Link" text:visited-style-name="Index_20_Link">Description of the proposed solution<text:tab/>13</text:a></text:p>
          <text:p text:style-name="P5"><text:a xlink:type="simple" xlink:href="#__RefHeading___Toc19167_2695236162" text:style-name="Index_20_Link" text:visited-style-name="Index_20_Link">Navigation Bar<text:tab/>13</text:a></text:p>
          <text:p text:style-name="P5"><text:a xlink:type="simple" xlink:href="#__RefHeading___Toc19169_2695236162" text:style-name="Index_20_Link" text:visited-style-name="Index_20_Link">Page Footer<text:tab/>13</text:a></text:p>
          <text:p text:style-name="P5"><text:a xlink:type="simple" xlink:href="#__RefHeading___Toc14547_2695236162%20Copy%201" text:style-name="Index_20_Link" text:visited-style-name="Index_20_Link">Homepage<text:tab/>13</text:a></text:p>
          <text:p text:style-name="P5"><text:a xlink:type="simple" xlink:href="#__RefHeading___Toc14549_2695236162%20Copy%201" text:style-name="Index_20_Link" text:visited-style-name="Index_20_Link">Login/Register Page<text:tab/>13</text:a></text:p>
          <text:p text:style-name="P5"><text:a xlink:type="simple" xlink:href="#__RefHeading___Toc14551_2695236162%20Copy%201" text:style-name="Index_20_Link" text:visited-style-name="Index_20_Link">About Us Page<text:tab/>13</text:a></text:p>
          <text:p text:style-name="P5"><text:a xlink:type="simple" xlink:href="#__RefHeading___Toc14553_2695236162%20Copy%201" text:style-name="Index_20_Link" text:visited-style-name="Index_20_Link">Legal Policies Pages<text:tab/>13</text:a></text:p>
          <text:p text:style-name="P5"><text:a xlink:type="simple" xlink:href="#__RefHeading___Toc14555_2695236162%20Copy%202" text:style-name="Index_20_Link" text:visited-style-name="Index_20_Link">{other pages related to the solution}<text:tab/>13</text:a></text:p>
          <text:p text:style-name="P4"><text:a xlink:type="simple" xlink:href="#__RefHeading___Toc19624_2695236162" text:style-name="Index_20_Link" text:visited-style-name="Index_20_Link">Appendix<text:tab/>14</text:a></text:p>
          <text:p text:style-name="P5"><text:a xlink:type="simple" xlink:href="#__RefHeading___Toc19626_2695236162" text:style-name="Index_20_Link" text:visited-style-name="Index_20_Link">Hardware and Software Requirements<text:tab/>14</text:a></text:p>
          <text:p text:style-name="P6"><text:a xlink:type="simple" xlink:href="#__RefHeading___Toc19628_2695236162" text:style-name="Index_20_Link" text:visited-style-name="Index_20_Link">Hardware<text:tab/>14</text:a></text:p>
          <text:p text:style-name="P7"><text:a xlink:type="simple" xlink:href="#__RefHeading___Toc19630_2695236162" text:style-name="Index_20_Link" text:visited-style-name="Index_20_Link">Clients<text:tab/>14</text:a></text:p>
          <text:p text:style-name="P7"><text:a xlink:type="simple" xlink:href="#__RefHeading___Toc19632_2695236162" text:style-name="Index_20_Link" text:visited-style-name="Index_20_Link">Developers<text:tab/>14</text:a></text:p>
          <text:p text:style-name="P6"><text:a xlink:type="simple" xlink:href="#__RefHeading___Toc19634_2695236162" text:style-name="Index_20_Link" text:visited-style-name="Index_20_Link">Software<text:tab/>14</text:a></text:p>
          <text:p text:style-name="P7"><text:a xlink:type="simple" xlink:href="#__RefHeading___Toc19636_2695236162" text:style-name="Index_20_Link" text:visited-style-name="Index_20_Link">Clients<text:tab/>14</text:a></text:p>
          <text:p text:style-name="P7"><text:a xlink:type="simple" xlink:href="#__RefHeading___Toc19638_2695236162" text:style-name="Index_20_Link" text:visited-style-name="Index_20_Link">Developers<text:tab/>14</text:a></text:p>
          <text:p text:style-name="P5"><text:a xlink:type="simple" xlink:href="#__RefHeading___Toc7571_2639290631" text:style-name="Index_20_Link" text:visited-style-name="Index_20_Link">Legislation and Regulatory Requirements<text:tab/>14</text:a></text:p>
          <text:p text:style-name="P6"><text:a xlink:type="simple" xlink:href="#__RefHeading___Toc2475_1439644193" text:style-name="Index_20_Link" text:visited-style-name="Index_20_Link">Web Content Accessibility Guidelines (WCAG)<text:tab/>14</text:a></text:p>
          <text:p text:style-name="P6"><text:a xlink:type="simple" xlink:href="#__RefHeading___Toc563_3017629548" text:style-name="Index_20_Link" text:visited-style-name="Index_20_Link">Payment Services Regulations (PSR)<text:tab/>14</text:a></text:p>
          <text:p text:style-name="P6"><text:a xlink:type="simple" xlink:href="#__RefHeading___Toc565_3017629548" text:style-name="Index_20_Link" text:visited-style-name="Index_20_Link">General Data Protection Regulation (GDPR)<text:tab/>14</text:a></text:p>
        </text:index-body>
      </text:table-of-content>
      <text:p text:style-name="P2"/>
      <text:h text:style-name="P8" text:outline-level="1"><text:bookmark-start text:name="__RefHeading___Toc2723_2695236162"/>The Business Context<text:bookmark-end text:name="__RefHeading___Toc2723_2695236162"/></text:h>
      <text:h text:style-name="P8" text:outline-level="1"><text:bookmark-start text:name="__RefHeading___Toc2725_2695236162"/>User Stories<text:bookmark-end text:name="__RefHeading___Toc2725_2695236162"/></text:h>
      <text:h text:style-name="P9" text:outline-level="2"><text:bookmark-start text:name="__RefHeading___Toc2727_2695236162"/>Customer<text:bookmark-end text:name="__RefHeading___Toc2727_2695236162"/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Heading">As a {role}</text:p>
          </table:table-cell>
          <table:table-cell table:style-name="Table1.A1" office:value-type="string">
            <text:p text:style-name="Table_20_Heading">I want to {goal}</text:p>
          </table:table-cell>
          <table:table-cell table:style-name="Table1.A1" office:value-type="string">
            <text:p text:style-name="Table_20_Heading">So that {benefit}</text:p>
          </table:table-cell>
          <table:table-cell table:style-name="Table1.A1" office:value-type="string">
            <text:p text:style-name="Table_20_Heading">Acceptance criteri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10" text:outline-level="2" text:is-list-header="true"><text:bookmark-start text:name="__RefHeading___Toc2729_2695236162"/><text:span text:style-name="T1">Employees</text:span><text:bookmark-end text:name="__RefHeading___Toc2729_2695236162"/>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Heading">As a {role}</text:p>
          </table:table-cell>
          <table:table-cell table:style-name="Table2.A1" office:value-type="string">
            <text:p text:style-name="Table_20_Heading">I want to {goal}</text:p>
          </table:table-cell>
          <table:table-cell table:style-name="Table2.A1" office:value-type="string">
            <text:p text:style-name="Table_20_Heading">So that {benefit}</text:p>
          </table:table-cell>
          <table:table-cell table:style-name="Table2.A1" office:value-type="string">
            <text:p text:style-name="Table_20_Heading">Acceptance criteria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h text:style-name="P10" text:outline-level="2" text:is-list-header="true"><text:bookmark-start text:name="__RefHeading___Toc2731_2695236162"/><text:span text:style-name="T1">Owners</text:span><text:bookmark-end text:name="__RefHeading___Toc2731_2695236162"/>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Heading"><text:bookmark-start text:name="__RefHeading___Toc2856_2695236162"/>As a {role}<text:bookmark-end text:name="__RefHeading___Toc2856_2695236162"/></text:p>
          </table:table-cell>
          <table:table-cell table:style-name="Table3.A1" office:value-type="string">
            <text:p text:style-name="Table_20_Heading"><text:bookmark-start text:name="__RefHeading___Toc2858_2695236162"/>I want to {goal}<text:bookmark-end text:name="__RefHeading___Toc2858_2695236162"/></text:p>
          </table:table-cell>
          <table:table-cell table:style-name="Table3.A1" office:value-type="string">
            <text:p text:style-name="Table_20_Heading"><text:bookmark-start text:name="__RefHeading___Toc2860_2695236162"/>So that {benefit}<text:bookmark-end text:name="__RefHeading___Toc2860_2695236162"/></text:p>
          </table:table-cell>
          <table:table-cell table:style-name="Table3.A1" office:value-type="string">
            <text:p text:style-name="Table_20_Heading"><text:bookmark-start text:name="__RefHeading___Toc2862_2695236162"/>Acceptance criteria<text:bookmark-end text:name="__RefHeading___Toc2862_2695236162"/>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</table:table>
      <text:p text:style-name="P12"/>
      <text:h text:style-name="P13" text:outline-level="1"><text:bookmark-start text:name="__RefHeading___Toc2864_2695236162"/>Empathy Maps<text:bookmark-end text:name="__RefHeading___Toc2864_2695236162"/></text:h>
      <text:h text:style-name="P14" text:outline-level="2" text:is-list-header="true"><text:bookmark-start text:name="__RefHeading___Toc2731_2695236162 Copy 1"/>Customer<text:bookmark-end text:name="__RefHeading___Toc2731_2695236162 Copy 1"/></text:h>
      <table:table table:name="Customers" table:style-name="Customers">
        <table:table-column table:style-name="Customers.A"/>
        <table:table-column table:style-name="Customers.B"/>
        <table:table-column table:style-name="Customers.A"/>
        <table:table-column table:style-name="Customers.B"/>
        <table:table-row>
          <table:table-cell table:style-name="Customers.A1" office:value-type="string">
            <text:h text:style-name="P15" text:outline-level="3"><text:bookmark-start text:name="__RefHeading___Toc3804_2695236162"/>Thinks<text:bookmark-end text:name="__RefHeading___Toc3804_2695236162"/></text:h>
          </table:table-cell>
          <table:table-cell table:style-name="Customers.A1" office:value-type="string">
            <text:h text:style-name="P15" text:outline-level="3"><text:bookmark-start text:name="__RefHeading___Toc3806_2695236162"/>Says<text:bookmark-end text:name="__RefHeading___Toc3806_2695236162"/></text:h>
          </table:table-cell>
          <table:table-cell table:style-name="Customers.A1" office:value-type="string">
            <text:h text:style-name="P15" text:outline-level="3"><text:bookmark-start text:name="__RefHeading___Toc3808_2695236162"/>Does<text:bookmark-end text:name="__RefHeading___Toc3808_2695236162"/></text:h>
          </table:table-cell>
          <table:table-cell table:style-name="Customers.A1" office:value-type="string">
            <text:h text:style-name="P15" text:outline-level="3"><text:bookmark-start text:name="__RefHeading___Toc3810_2695236162"/>Feels<text:bookmark-end text:name="__RefHeading___Toc3810_2695236162"/></text:h>
          </table:table-cell>
        </table:table-row>
        <table:table-row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</table:table-row>
        <table:table-row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</table:table-row>
        <table:table-row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  <table:table-cell table:style-name="Customers.A1" office:value-type="string">
            <text:p text:style-name="Table_20_Contents"/>
          </table:table-cell>
        </table:table-row>
      </table:table>
      <text:h text:style-name="P14" text:outline-level="2" text:is-list-header="true"><text:bookmark-start text:name="__RefHeading___Toc3960_2695236162"/>Employees<text:bookmark-end text:name="__RefHeading___Toc3960_2695236162"/></text:h>
      <table:table table:name="Employees" table:style-name="Employees">
        <table:table-column table:style-name="Employees.A" table:number-columns-repeated="4"/>
        <table:table-row>
          <table:table-cell table:style-name="Employees.A1" office:value-type="string">
            <text:h text:style-name="P16" text:outline-level="3"><text:bookmark-start text:name="__RefHeading___Toc3962_2695236162"/>Thinks<text:bookmark-end text:name="__RefHeading___Toc3962_2695236162"/></text:h>
          </table:table-cell>
          <table:table-cell table:style-name="Employees.A1" office:value-type="string">
            <text:h text:style-name="P16" text:outline-level="3"><text:bookmark-start text:name="__RefHeading___Toc3964_2695236162"/>Says<text:bookmark-end text:name="__RefHeading___Toc3964_2695236162"/></text:h>
          </table:table-cell>
          <table:table-cell table:style-name="Employees.A1" office:value-type="string">
            <text:h text:style-name="P16" text:outline-level="3"><text:bookmark-start text:name="__RefHeading___Toc3966_2695236162"/>Does<text:bookmark-end text:name="__RefHeading___Toc3966_2695236162"/></text:h>
          </table:table-cell>
          <table:table-cell table:style-name="Employees.A1" office:value-type="string">
            <text:h text:style-name="P16" text:outline-level="3"><text:bookmark-start text:name="__RefHeading___Toc3968_2695236162"/>Feels<text:bookmark-end text:name="__RefHeading___Toc3968_2695236162"/></text:h>
          </table:table-cell>
        </table:table-row>
        <table:table-row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</table:table-row>
        <table:table-row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</table:table-row>
        <table:table-row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  <table:table-cell table:style-name="Employees.A1" office:value-type="string">
            <text:p text:style-name="Table_20_Contents"/>
          </table:table-cell>
        </table:table-row>
      </table:table>
      <text:p text:style-name="P17"/>
      <text:h text:style-name="P14" text:outline-level="2"><text:bookmark-start text:name="__RefHeading___Toc3970_2695236162"/>Owners<text:bookmark-end text:name="__RefHeading___Toc3970_2695236162"/></text:h>
      <table:table table:name="Owners" table:style-name="Owners">
        <table:table-column table:style-name="Owners.A" table:number-columns-repeated="4"/>
        <table:table-row>
          <table:table-cell table:style-name="Owners.A1" office:value-type="string">
            <text:h text:style-name="P16" text:outline-level="3"><text:bookmark-start text:name="__RefHeading___Toc3972_2695236162"/>Thinks<text:bookmark-end text:name="__RefHeading___Toc3972_2695236162"/></text:h>
          </table:table-cell>
          <table:table-cell table:style-name="Owners.A1" office:value-type="string">
            <text:h text:style-name="P16" text:outline-level="3"><text:bookmark-start text:name="__RefHeading___Toc3974_2695236162"/>Says<text:bookmark-end text:name="__RefHeading___Toc3974_2695236162"/></text:h>
          </table:table-cell>
          <table:table-cell table:style-name="Owners.A1" office:value-type="string">
            <text:h text:style-name="P16" text:outline-level="3"><text:bookmark-start text:name="__RefHeading___Toc3976_2695236162"/>Does<text:bookmark-end text:name="__RefHeading___Toc3976_2695236162"/></text:h>
          </table:table-cell>
          <table:table-cell table:style-name="Owners.A1" office:value-type="string">
            <text:h text:style-name="P16" text:outline-level="3"><text:bookmark-start text:name="__RefHeading___Toc3978_2695236162"/>Feels<text:bookmark-end text:name="__RefHeading___Toc3978_2695236162"/></text:h>
          </table:table-cell>
        </table:table-row>
        <table:table-row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</table:table-row>
        <table:table-row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</table:table-row>
        <table:table-row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  <table:table-cell table:style-name="Owners.A1" office:value-type="string">
            <text:p text:style-name="Table_20_Contents"/>
          </table:table-cell>
        </table:table-row>
      </table:table>
      <text:p text:style-name="P17"/>
      <text:h text:style-name="P18" text:outline-level="1"><text:bookmark-start text:name="__RefHeading___Toc4912_2695236162"/>Functional and Non-functional Requirements<text:bookmark-end text:name="__RefHeading___Toc4912_2695236162"/></text:h>
      <text:h text:style-name="P19" text:outline-level="2"><text:bookmark-start text:name="__RefHeading___Toc4914_2695236162"/>Functional Requirements<text:bookmark-end text:name="__RefHeading___Toc4914_2695236162"/></text:h>
      <text:h text:style-name="Heading_20_2" text:outline-level="2"><text:bookmark-start text:name="__RefHeading___Toc4916_2695236162"/>Non-functional Requirements<text:bookmark-end text:name="__RefHeading___Toc4916_2695236162"/></text:h>
      <text:h text:style-name="P18" text:outline-level="1"><text:bookmark-start text:name="__RefHeading___Toc5862_2695236162"/>Key Performance Indicators (KPIs)<text:bookmark-end text:name="__RefHeading___Toc5862_2695236162"/></text:h>
      <table:table table:name="key-performance-indicators" table:style-name="key-performance-indicators">
        <table:table-column table:style-name="key-performance-indicators.A" table:number-columns-repeated="2"/>
        <table:table-row>
          <table:table-cell table:style-name="key-performance-indicators.A1" office:value-type="string">
            <text:h text:style-name="P20" text:outline-level="2"><text:bookmark-start text:name="__RefHeading___Toc6311_2695236162"/>Key Performance Indicator<text:bookmark-end text:name="__RefHeading___Toc6311_2695236162"/></text:h>
          </table:table-cell>
          <table:table-cell table:style-name="key-performance-indicators.A1" office:value-type="string">
            <text:h text:style-name="P20" text:outline-level="2"><text:bookmark-start text:name="__RefHeading___Toc6313_2695236162"/>Explanation<text:bookmark-end text:name="__RefHeading___Toc6313_2695236162"/></text:h>
          </table:table-cell>
        </table:table-row>
        <table:table-row>
          <table:table-cell table:style-name="key-performance-indicators.A1" office:value-type="string">
            <text:p text:style-name="Table_20_Contents"/>
          </table:table-cell>
          <table:table-cell table:style-name="key-performance-indicators.A1" office:value-type="string">
            <text:p text:style-name="Table_20_Contents"/>
          </table:table-cell>
        </table:table-row>
        <table:table-row>
          <table:table-cell table:style-name="key-performance-indicators.A1" office:value-type="string">
            <text:p text:style-name="Table_20_Contents"/>
          </table:table-cell>
          <table:table-cell table:style-name="key-performance-indicators.A1" office:value-type="string">
            <text:p text:style-name="Table_20_Contents"/>
          </table:table-cell>
        </table:table-row>
        <table:table-row>
          <table:table-cell table:style-name="key-performance-indicators.A1" office:value-type="string">
            <text:p text:style-name="Table_20_Contents"/>
          </table:table-cell>
          <table:table-cell table:style-name="key-performance-indicators.A1" office:value-type="string">
            <text:p text:style-name="Table_20_Contents"/>
          </table:table-cell>
        </table:table-row>
      </table:table>
      <text:p text:style-name="P21"/>
      <text:h text:style-name="P22" text:outline-level="1"><text:bookmark-start text:name="__RefHeading___Toc14537_2695236162"/>User <text:span text:style-name="T2">Acceptance Criteria</text:span><text:bookmark-end text:name="__RefHeading___Toc14537_2695236162"/></text:h>
      <text:h text:style-name="P23" text:outline-level="2"><text:bookmark-start text:name="__RefHeading___Toc14539_2695236162"/>Layout<text:bookmark-end text:name="__RefHeading___Toc14539_2695236162"/></text:h>
      <text:h text:style-name="P24" text:outline-level="2"><text:bookmark-start text:name="__RefHeading___Toc14541_2695236162"/>Navigation Bar<text:bookmark-end text:name="__RefHeading___Toc14541_2695236162"/></text:h>
      <text:h text:style-name="P24" text:outline-level="2"><text:bookmark-start text:name="__RefHeading___Toc14543_2695236162"/>Page Footer<text:bookmark-end text:name="__RefHeading___Toc14543_2695236162"/></text:h>
      <text:h text:style-name="P25" text:outline-level="2"><text:bookmark-start text:name="__RefHeading___Toc14545_2695236162"/>Accessibilit<text:span text:style-name="T3">y</text:span><text:bookmark-end text:name="__RefHeading___Toc14545_2695236162"/></text:h>
      <text:h text:style-name="P23" text:outline-level="2"><text:bookmark-start text:name="__RefHeading___Toc14547_2695236162"/>Homepage<text:bookmark-end text:name="__RefHeading___Toc14547_2695236162"/></text:h>
      <text:h text:style-name="P26" text:outline-level="2"><text:bookmark-start text:name="__RefHeading___Toc14549_2695236162"/><text:span text:style-name="T2">Login/Register Page</text:span><text:bookmark-end text:name="__RefHeading___Toc14549_2695236162"/></text:h>
      <text:h text:style-name="P23" text:outline-level="2"><text:bookmark-start text:name="__RefHeading___Toc14551_2695236162"/>About Us Page<text:bookmark-end text:name="__RefHeading___Toc14551_2695236162"/></text:h>
      <text:h text:style-name="P23" text:outline-level="2"><text:bookmark-start text:name="__RefHeading___Toc14553_2695236162"/>Legal Policies Pages<text:bookmark-end text:name="__RefHeading___Toc14553_2695236162"/></text:h>
      <text:h text:style-name="P23" text:outline-level="2"><text:bookmark-start text:name="__RefHeading___Toc14555_2695236162"/>{other pages related to the solution}<text:bookmark-end text:name="__RefHeading___Toc14555_2695236162"/></text:h>
      <text:h text:style-name="P27" text:outline-level="1"><text:bookmark-start text:name="__RefHeading___Toc309_3977460230"/>Decompos<text:span text:style-name="T4">ition Diagram</text:span><text:bookmark-end text:name="__RefHeading___Toc309_3977460230"/></text:h>
      <text:p text:style-name="P28"><text:span text:style-name="T5">The decomposition diagram is pictured below, as well as being available as a high quality image </text:span><text:span text:style-name="T6">under</text:span><text:span text:style-name="T5"> </text:span><text:span text:style-name="T7">assets/D</text:span><text:span text:style-name="T8">ecomposition Diagram.png</text:span></text:p>
      <text:h text:style-name="P29" text:outline-level="1"><text:bookmark-start text:name="__RefHeading___Toc19129_2695236162"/>Decomposition of Potential Problems<text:bookmark-end text:name="__RefHeading___Toc19129_2695236162"/></text:h>
      <text:h text:style-name="P30" text:outline-level="2"><text:bookmark-start text:name="__RefHeading___Toc19131_2695236162"/>Creating the solution<text:bookmark-end text:name="__RefHeading___Toc19131_2695236162"/></text:h>
      <text:h text:style-name="P30" text:outline-level="2"><text:bookmark-start text:name="__RefHeading___Toc19133_2695236162"/>Layout<text:bookmark-end text:name="__RefHeading___Toc19133_2695236162"/></text:h>
      <text:h text:style-name="P30" text:outline-level="2"><text:bookmark-start text:name="__RefHeading___Toc19135_2695236162"/>Homepage<text:bookmark-end text:name="__RefHeading___Toc19135_2695236162"/></text:h>
      <text:h text:style-name="P30" text:outline-level="2"><text:bookmark-start text:name="__RefHeading___Toc19137_2695236162"/>Accounts<text:bookmark-end text:name="__RefHeading___Toc19137_2695236162"/></text:h>
      <text:h text:style-name="P31" text:outline-level="2"><text:bookmark-start text:name="__RefHeading___Toc14555_2695236162 Copy 1"/>{other <text:span text:style-name="T9">things</text:span> related to the solution}<text:bookmark-end text:name="__RefHeading___Toc14555_2695236162 Copy 1"/></text:h>
      <text:h text:style-name="P32" text:outline-level="2"><text:bookmark-start text:name="__RefHeading___Toc19139_2695236162"/><text:span text:style-name="T9">Legal</text:span><text:bookmark-end text:name="__RefHeading___Toc19139_2695236162"/></text:h>
      <text:h text:style-name="P33" text:outline-level="1"><text:bookmark-start text:name="__RefHeading___Toc19141_2695236162"/>Justification of How Potential Risks Will be Mitigated<text:bookmark-end text:name="__RefHeading___Toc19141_2695236162"/></text:h>
      <text:p text:style-name="P34">Always consider:</text:p>
      <text:list text:style-name="L1">
        <text:list-item>
          <text:p text:style-name="P35">User support</text:p>
        </text:list-item>
        <text:list-item>
          <text:p text:style-name="P35">Privacy</text:p>
        </text:list-item>
        <text:list-item>
          <text:p text:style-name="P36">Security</text:p>
        </text:list-item>
      </text:list>
      <text:h text:style-name="P37" text:outline-level="2"><text:bookmark-start text:name="__RefHeading___Toc3899_947235283"/>Creating the solution<text:bookmark-end text:name="__RefHeading___Toc3899_947235283"/></text:h>
      <text:h text:style-name="P38" text:outline-level="2"><text:bookmark-start text:name="__RefHeading___Toc19143_2695236162"/>Accounts<text:bookmark-end text:name="__RefHeading___Toc19143_2695236162"/></text:h>
      <text:h text:style-name="P39" text:outline-level="2"><text:bookmark-start text:name="__RefHeading___Toc19145_2695236162"/>Layout<text:bookmark-end text:name="__RefHeading___Toc19145_2695236162"/></text:h>
      <text:h text:style-name="P38" text:outline-level="2"><text:bookmark-start text:name="__RefHeading___Toc19147_2695236162"/>Legal<text:bookmark-end text:name="__RefHeading___Toc19147_2695236162"/></text:h>
      <text:h text:style-name="P40" text:outline-level="2"><text:bookmark-start text:name="__RefHeading___Toc19149_2695236162"/>Man in the Middle Attack<text:bookmark-end text:name="__RefHeading___Toc19149_2695236162"/></text:h>
      <text:h text:style-name="P40" text:outline-level="2"><text:bookmark-start text:name="__RefHeading___Toc19151_2695236162"/>SQL Injection Attack<text:bookmark-end text:name="__RefHeading___Toc19151_2695236162"/></text:h>
      <text:h text:style-name="P40" text:outline-level="2"><text:bookmark-start text:name="__RefHeading___Toc19153_2695236162"/>Cross-Site Scripting (XSS)<text:bookmark-end text:name="__RefHeading___Toc19153_2695236162"/></text:h>
      <text:h text:style-name="P41" text:outline-level="2"><text:bookmark-start text:name="__RefHeading___Toc19155_2695236162"/>Natural Disasters<text:bookmark-end text:name="__RefHeading___Toc19155_2695236162"/></text:h>
      <text:h text:style-name="P41" text:outline-level="2"><text:bookmark-start text:name="__RefHeading___Toc19157_2695236162"/>Data Breaches<text:bookmark-end text:name="__RefHeading___Toc19157_2695236162"/></text:h>
      <text:h text:style-name="Heading_20_3" text:outline-level="3"><text:bookmark-start text:name="__RefHeading___Toc19159_2695236162"/>Computer Misuse Act (CMA)<text:bookmark-end text:name="__RefHeading___Toc19159_2695236162"/></text:h>
      <text:h text:style-name="Heading_20_3" text:outline-level="3"><text:bookmark-start text:name="__RefHeading___Toc19161_2695236162"/>General Data Protection Regulation (GDPR)<text:bookmark-end text:name="__RefHeading___Toc19161_2695236162"/></text:h>
      <text:h text:style-name="P42" text:outline-level="2"><text:bookmark-start text:name="__RefHeading___Toc19163_2695236162"/>Understanding of the Content<text:bookmark-end text:name="__RefHeading___Toc19163_2695236162"/></text:h>
      <text:h text:style-name="P33" text:outline-level="1"><text:bookmark-start text:name="__RefHeading___Toc19165_2695236162"/>Description of the proposed solution<text:bookmark-end text:name="__RefHeading___Toc19165_2695236162"/></text:h>
      <text:h text:style-name="P43" text:outline-level="2"><text:bookmark-start text:name="__RefHeading___Toc19167_2695236162"/>Navigation Bar<text:bookmark-end text:name="__RefHeading___Toc19167_2695236162"/></text:h>
      <text:h text:style-name="P43" text:outline-level="2"><text:bookmark-start text:name="__RefHeading___Toc19169_2695236162"/>Page Footer<text:bookmark-end text:name="__RefHeading___Toc19169_2695236162"/></text:h>
      <text:h text:style-name="P44" text:outline-level="2"><text:bookmark-start text:name="__RefHeading___Toc14547_2695236162 Copy 1"/>Homepage<text:bookmark-end text:name="__RefHeading___Toc14547_2695236162 Copy 1"/></text:h>
      <text:h text:style-name="P45" text:outline-level="2"><text:bookmark-start text:name="__RefHeading___Toc14549_2695236162 Copy 1"/><text:span text:style-name="T2">Login/Register Page</text:span><text:bookmark-end text:name="__RefHeading___Toc14549_2695236162 Copy 1"/></text:h>
      <text:h text:style-name="P44" text:outline-level="2"><text:bookmark-start text:name="__RefHeading___Toc14551_2695236162 Copy 1"/>About Us Page<text:bookmark-end text:name="__RefHeading___Toc14551_2695236162 Copy 1"/></text:h>
      <text:h text:style-name="P44" text:outline-level="2"><text:bookmark-start text:name="__RefHeading___Toc14553_2695236162 Copy 1"/>Legal Policies Pages<text:bookmark-end text:name="__RefHeading___Toc14553_2695236162 Copy 1"/></text:h>
      <text:h text:style-name="P44" text:outline-level="2"><text:bookmark-start text:name="__RefHeading___Toc14555_2695236162 Copy 2"/>{other pages related to the solution}<text:bookmark-end text:name="__RefHeading___Toc14555_2695236162 Copy 2"/></text:h>
      <text:h text:style-name="P46" text:outline-level="1"><text:bookmark-start text:name="__RefHeading___Toc19624_2695236162"/><text:span text:style-name="T10">Appendix</text:span><text:bookmark-end text:name="__RefHeading___Toc19624_2695236162"/></text:h>
      <text:p text:style-name="P47">Do: legislation/regulation, hardware/software, emerging technologies</text:p>
      <text:h text:style-name="P43" text:outline-level="2"><text:bookmark-start text:name="__RefHeading___Toc19626_2695236162"/>Hardware and Software Requirements<text:bookmark-end text:name="__RefHeading___Toc19626_2695236162"/></text:h>
      <text:h text:style-name="P48" text:outline-level="3"><text:bookmark-start text:name="__RefHeading___Toc19628_2695236162"/>Hardware<text:bookmark-end text:name="__RefHeading___Toc19628_2695236162"/></text:h>
      <text:h text:style-name="P49" text:outline-level="4"><text:bookmark-start text:name="__RefHeading___Toc19630_2695236162"/>Clients<text:bookmark-end text:name="__RefHeading___Toc19630_2695236162"/></text:h>
      <text:list text:style-name="L2">
        <text:list-item>
          <text:p text:style-name="P50">Computer <text:span text:style-name="T11">(desktop, laptop)</text:span></text:p>
        </text:list-item>
        <text:list-item>
          <text:p text:style-name="P51">Phone</text:p>
        </text:list-item>
        <text:list-item>
          <text:p text:style-name="P51">Tablet/iPad</text:p>
        </text:list-item>
      </text:list>
      <text:h text:style-name="P49" text:outline-level="4"><text:bookmark-start text:name="__RefHeading___Toc19632_2695236162"/>Developers<text:bookmark-end text:name="__RefHeading___Toc19632_2695236162"/></text:h>
      <text:list text:style-name="L3">
        <text:list-item>
          <text:p text:style-name="P52">Good computer to develop the solution on</text:p>
        </text:list-item>
        <text:list-item>
          <text:p text:style-name="P52">Powerful server to host the solution (website)</text:p>
        </text:list-item>
        <text:list-item>
          <text:p text:style-name="P53">High storage capacity to store images and user data <text:span text:style-name="T12">(accounts, account details, booking information)</text:span></text:p>
        </text:list-item>
      </text:list>
      <text:h text:style-name="P48" text:outline-level="3"><text:bookmark-start text:name="__RefHeading___Toc19634_2695236162"/>Software<text:bookmark-end text:name="__RefHeading___Toc19634_2695236162"/></text:h>
      <text:h text:style-name="P49" text:outline-level="4"><text:bookmark-start text:name="__RefHeading___Toc19636_2695236162"/>Clients<text:bookmark-end text:name="__RefHeading___Toc19636_2695236162"/></text:h>
      <text:list text:style-name="L4">
        <text:list-item>
          <text:p text:style-name="P54">Operating system (e.g., Windows <text:span text:style-name="T13">10/</text:span>11, Mac OS, Linux, iOS, Android)</text:p>
        </text:list-item>
        <text:list-item>
          <text:p text:style-name="P54">Web browser (e.g., Chrome, Edge, Firefox, Safari, Brave)</text:p>
        </text:list-item>
      </text:list>
      <text:h text:style-name="P49" text:outline-level="4"><text:bookmark-start text:name="__RefHeading___Toc19638_2695236162"/>Developers<text:bookmark-end text:name="__RefHeading___Toc19638_2695236162"/></text:h>
      <text:list text:style-name="L5">
        <text:list-item>
          <text:p text:style-name="P55">Visual Studio Code <text:span text:style-name="T12">(VS Code)</text:span> – used to write code as it provides syntax highlighting, auto formatting, and auto complete suggestions</text:p>
        </text:list-item>
        <text:list-item>
          <text:p text:style-name="P55">PG Admin – for creating and managing the PostgreSQL database</text:p>
        </text:list-item>
        <text:list-item>
          <text:p text:style-name="P55"><text:span text:style-name="T12">Microsoft </text:span>Access <text:span text:style-name="T12">(Access DB)</text:span> – another client for accessing the PostgreSQL database</text:p>
        </text:list-item>
        <text:list-item>
          <text:p text:style-name="P55">FileZilla – for transferring the solution’s code from the developer’s machine to the server</text:p>
        </text:list-item>
        <text:list-item>
          <text:p text:style-name="P55">Draw.io – used to create diagrams (e.g., Flowcharts, Entity-relationship Diagrams)</text:p>
        </text:list-item>
        <text:list-item>
          <text:p text:style-name="P55">Canva or Figma – used to create mock-up designs of the websit<text:span text:style-name="T13">e</text:span></text:p>
        </text:list-item>
        <text:list-item>
          <text:p text:style-name="P55">SQL – the language used to interface with the database (e.g., writing data, retrieving data)</text:p>
        </text:list-item>
        <text:list-item>
          <text:p text:style-name="P55">PHP – the programming language used to develop the back-end of the solution</text:p>
        </text:list-item>
        <text:list-item>
          <text:p text:style-name="P55">JavaScript (JS) – the programming language used for making client-side interactive elements work (e.g., drop-down menus, instant client-side validation)</text:p>
        </text:list-item>
        <text:list-item>
          <text:p text:style-name="P55">HTML – the document that is rendered in the client’s web browser, this contains definitions for the buttons, text, links, images, etc</text:p>
        </text:list-item>
        <text:list-item>
          <text:p text:style-name="P55">CSS – this is used for styling the elements in the HTML document</text:p>
        </text:list-item>
      </text:list>
      <text:h text:style-name="P56" text:outline-level="2"><text:bookmark-start text:name="__RefHeading___Toc7571_2639290631"/>Legislation and Regulatory Requirements<text:bookmark-end text:name="__RefHeading___Toc7571_2639290631"/></text:h>
      <text:h text:style-name="P57" text:outline-level="3"><text:bookmark-start text:name="__RefHeading___Toc2475_1439644193"/>Web Content Accessibility Guidelines (WCAG)<text:bookmark-end text:name="__RefHeading___Toc2475_1439644193"/></text:h>
      <text:h text:style-name="P58" text:outline-level="3"><text:bookmark-start text:name="__RefHeading___Toc563_3017629548"/>Payment Services Regulations <text:span text:style-name="T14">(PSR)</text:span><text:bookmark-end text:name="__RefHeading___Toc563_3017629548"/></text:h>
      <text:h text:style-name="P58" text:outline-level="3"><text:bookmark-start text:name="__RefHeading___Toc565_3017629548"/>General Data Protection Regulation (GDPR)<text:bookmark-end text:name="__RefHeading___Toc565_301762954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1:52:22.379153528</meta:creation-date>
    <meta:generator>LibreOffice/25.2.3.2$Linux_X86_64 LibreOffice_project/520$Build-2</meta:generator>
    <dc:date>2026-03-10T22:00:34.686611411</dc:date>
    <meta:editing-duration>PT18M3S</meta:editing-duration>
    <meta:editing-cycles>3</meta:editing-cycles>
    <meta:document-statistic meta:table-count="7" meta:image-count="0" meta:object-count="0" meta:page-count="14" meta:paragraph-count="196" meta:word-count="742" meta:character-count="4748" meta:non-whitespace-character-count="4212"/>
  </office:meta>
</office:document-meta>
</file>